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8.45" calcext:value-type="float">
            <text:p>18,4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0.54" calcext:value-type="float">
            <text:p>20,5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3.92" calcext:value-type="float">
            <text:p>23,9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24.77" calcext:value-type="float">
            <text:p>24,7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26.21" calcext:value-type="float">
            <text:p>26,2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26.82" calcext:value-type="float">
            <text:p>26,8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27.39" calcext:value-type="float">
            <text:p>27,39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27.91" calcext:value-type="float">
            <text:p>27,91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8.94" calcext:value-type="float">
            <text:p>28,94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29.53" calcext:value-type="float">
            <text:p>29,53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30.09" calcext:value-type="float">
            <text:p>30,09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30.83" calcext:value-type="float">
            <text:p>30,8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31.54" calcext:value-type="float">
            <text:p>31,54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32.62" calcext:value-type="float">
            <text:p>32,62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4.11" calcext:value-type="float">
            <text:p>34,11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6.38" calcext:value-type="float">
            <text:p>36,38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39.86" calcext:value-type="float">
            <text:p>39,8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5.33" calcext:value-type="float">
            <text:p>45,3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50.97" calcext:value-type="float">
            <text:p>50,97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 table:number-rows-repeated="6">
          <table:table-cell table:style-name="ce2"/>
          <table:table-cell table:style-name="Default"/>
        </table:table-row>
        <table:table-row table:style-name="ro1"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0:22:05.291767053</meta:creation-date>
    <dc:date>2021-10-27T20:25:36.606361969</dc:date>
    <meta:editing-duration>PT3M30S</meta:editing-duration>
    <meta:editing-cycles>2</meta:editing-cycles>
    <meta:generator>LibreOffice/6.4.7.2$Linux_X86_64 LibreOffice_project/40$Build-2</meta:generator>
    <meta:document-statistic meta:table-count="1" meta:cell-count="50" meta:object-count="0"/>
  </office:meta>
</office:document-meta>
</file>